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ourier New2" svg:font-family="'Courier New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cf1" style:base-cell-address="Hexwerte_5x8.A1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cm"/>
      <style:text-properties style:font-name="Courier New"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fo:background-color="#ffffcc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case-sensitive="false" table:search-criteria-must-apply-to-whole-cell="false"/>
      <table:table table:name="Hexwerte_5x8" table:style-name="ta1">
        <table:table-column table:style-name="co1" table:number-columns-repeated="5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10"/>
        <table:table-column table:style-name="co4" table:number-columns-repeated="1016" table:default-cell-style-name="ce4"/>
        <table:table-row table:style-name="ro1">
          <table:table-cell table:number-columns-repeated="2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2" table:formula="of:=128*[.A1]+64*[.B1]+32*[.C1]+16*[.D1]+8*[.E1]+4*[.A2]+2*[.B2]+[.C2]" office:value-type="float" office:value="41">
            <text:p>41</text:p>
          </table:table-cell>
          <table:table-cell table:style-name="ce6" table:formula="of:=DEC2HEX([.G1])" office:value-type="string" office:string-value="29">
            <text:p>29</text:p>
          </table:table-cell>
          <table:table-cell table:style-name="ce2" table:number-columns-repeated="1016"/>
        </table:table-row>
        <table:table-row table:style-name="ro1">
          <table:table-cell table:number-columns-repeated="2" table:style-name="ce1"/>
          <table:table-cell table:number-columns-repeated="3" table:style-name="ce1" office:value-type="float" office:value="1">
            <text:p>1</text:p>
          </table:table-cell>
          <table:table-cell table:style-name="ce2"/>
          <table:table-cell table:style-name="ce2" table:formula="of:=128*[.D2]+64*[.E2]+32*[.A3]+16*[.B3]+8*[.C3]+4*[.D3]+2*[.E3]+[.A4]" office:value-type="float" office:value="203">
            <text:p>203</text:p>
          </table:table-cell>
          <table:table-cell table:style-name="ce6" table:formula="of:=DEC2HEX([.G2])" office:value-type="string" office:string-value="CB">
            <text:p>CB</text:p>
          </table:table-cell>
          <table:table-cell table:style-name="ce2" table:number-columns-repeated="1016"/>
        </table:table-row>
        <table:table-row table:style-name="ro1">
          <table:table-cell table:number-columns-repeated="2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2"/>
          <table:table-cell table:style-name="ce2" table:formula="of:=128*[.B4]+64*[.C4]+32*[.D4]+16*[.E4]+8*[.A5]+4*[.B5]+2*[.C5]+[.D5]" office:value-type="float" office:value="42">
            <text:p>42</text:p>
          </table:table-cell>
          <table:table-cell table:style-name="ce6" table:formula="of:=DEC2HEX([.G3])" office:value-type="string" office:string-value="2A">
            <text:p>2A</text:p>
          </table:table-cell>
          <table:table-cell table:style-name="ce2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2"/>
          <table:table-cell table:style-name="ce2" table:formula="of:=128*[.E5]+64*[.A6]+32*[.B6]+16*[.C6]+8*[.D6]+4*[.E6]+2*[.A7]+[.B7]" office:value-type="float" office:value="98">
            <text:p>98</text:p>
          </table:table-cell>
          <table:table-cell table:style-name="ce6" table:formula="of:=DEC2HEX([.G4])" office:value-type="string" office:string-value="62">
            <text:p>62</text:p>
          </table:table-cell>
          <table:table-cell table:style-name="ce2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number-columns-repeated="2" table:style-name="ce1"/>
          <table:table-cell table:style-name="ce2"/>
          <table:table-cell table:style-name="ce2" table:formula="of:=128*[.C7]+64*[.D7]+32*[.E7]+16*[.A8]+8*[.B8]+4*[.C8]+2*[.D8]+[.E8]" office:value-type="float" office:value="146">
            <text:p>146</text:p>
          </table:table-cell>
          <table:table-cell table:style-name="ce6" table:formula="of:=DEC2HEX([.G5])" office:value-type="string" office:string-value="92">
            <text:p>92</text:p>
          </table:table-cell>
          <table:table-cell table:style-name="ce2" table:number-columns-repeated="1016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3" table:style-name="ce1"/>
          <table:table-cell table:style-name="ce2" table:number-columns-repeated="2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number-columns-repeated="2" table:style-name="ce1"/>
          <table:table-cell table:style-name="ce2" table:number-columns-repeated="2"/>
          <table:table-cell table:style-name="ce7"/>
          <table:table-cell table:style-name="ce2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table:number-columns-repeated="2"/>
          <table:table-cell table:style-name="ce7"/>
          <table:table-cell table:style-name="ce2" table:number-columns-repeated="1016"/>
        </table:table-row>
        <table:table-row table:style-name="ro2">
          <table:table-cell table:style-name="ce2" table:number-columns-repeated="7"/>
          <table:table-cell table:style-name="ce8"/>
          <table:table-cell table:style-name="ce2" table:number-columns-repeated="1016"/>
        </table:table-row>
        <table:table-row table:style-name="ro2">
          <table:table-cell table:style-name="ce3" table:formula="of:=&quot;0x&quot;&amp;TEXT([.H1];&quot;00&quot;)&amp;&quot;, 0x&quot;&amp;TEXT([.H2];&quot;00&quot;)&amp;&quot;, 0x&quot;&amp;TEXT([.H3];&quot;00&quot;)&amp;&quot;, 0x&quot;&amp;TEXT([.H4];&quot;00&quot;)&amp;&quot;, 0x&quot;&amp;TEXT([.H5];&quot;00&quot;)&amp;&quot;,&quot;" office:value-type="string" office:string-value="0x29, 0xCB, 0x2A, 0x62, 0x92,">
            <text:p>0x29, 0xCB, 0x2A, 0x62, 0x92,</text:p>
          </table:table-cell>
          <table:table-cell table:style-name="ce5" table:number-columns-repeated="6"/>
          <table:table-cell table:style-name="ce9"/>
          <table:table-cell table:style-name="ce2" table:number-columns-repeated="1016"/>
        </table:table-row>
        <table:table-row table:style-name="ro2">
          <table:table-cell table:style-name="ce2" table:number-columns-repeated="7"/>
          <table:table-cell table:style-name="ce8"/>
          <table:table-cell table:style-name="ce2" table:number-columns-repeated="1016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ourier New2" svg:font-family="'Courier New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0" number:min-integer-digits="2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5">
      <style:page-layout-properties style:num-format="1" style:print-orientation="landscape" fo:margin-top="0.801cm" fo:margin-bottom="0.801cm" fo:margin-left="1.799cm" fo:margin-right="0.4cm" style:print-page-order="ttb" style:first-page-number="continue" style:scale-to="100%" style:print="charts drawings objects"/>
      <style:header-style>
        <style:header-footer-properties fo:min-height="0.3cm" fo:margin-left="1.799cm" fo:margin-right="0.4cm" fo:margin-bottom="0cm"/>
      </style:header-style>
      <style:footer-style>
        <style:header-footer-properties fo:min-height="0.499cm" fo:margin-left="1.799cm" fo:margin-right="0.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11.01.2017</text:date>, <text:time>19:19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DI Karl Hartinger</meta:initial-creator>
    <dc:creator>Karl Hartinger</dc:creator>
    <meta:creation-date>2017-01-08T17:44:13Z</meta:creation-date>
    <dc:date>2017-01-11T19:19:30.90</dc:date>
    <meta:print-date>2017-01-09T19:37:43Z</meta:print-date>
    <meta:editing-duration>PT28M45S</meta:editing-duration>
    <meta:editing-cycles>3</meta:editing-cycles>
    <meta:document-statistic meta:table-count="1" meta:cell-count="51" meta:object-count="0"/>
  </office:meta>
</office:document-meta>
</file>